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argi-1.2b1" svg:font-family="Gargi-1.2b"/>
    <style:font-face style:name="Arial1" svg:font-family="Arial" style:font-family-generic="swiss"/>
    <style:font-face style:name="Gandhi Sans" svg:font-family="'Gandhi Sans'" style:font-family-generic="swiss"/>
    <style:font-face style:name="Arial" svg:font-family="Arial" style:font-family-generic="swiss" style:font-pitch="variable"/>
    <style:font-face style:name="Gargi-1.2b" svg:font-family="Gargi-1.2b" style:font-family-generic="system" style:font-pitch="variable"/>
    <style:font-face style:name="Source Han Sans J Regular" svg:font-family="'Source Han Sans J Regular'" style:font-family-generic="system" style:font-pitch="variable"/>
  </office:font-face-decls>
  <office:automatic-styles>
    <style:style style:name="P1" style:family="paragraph" style:parent-style-name="Standard">
      <style:paragraph-properties fo:line-height="200%"/>
      <style:text-properties officeooo:rsid="001be28c" officeooo:paragraph-rsid="001be28c"/>
    </style:style>
    <style:style style:name="P2" style:family="paragraph" style:parent-style-name="Standard">
      <style:paragraph-properties fo:line-height="200%" fo:text-align="start" style:justify-single-word="false"/>
      <style:text-properties officeooo:rsid="001be28c" officeooo:paragraph-rsid="001be28c"/>
    </style:style>
    <style:style style:name="P3" style:family="paragraph" style:parent-style-name="Standard">
      <style:paragraph-properties fo:line-height="200%" fo:text-align="start" style:justify-single-word="false"/>
      <style:text-properties officeooo:rsid="00217e20" officeooo:paragraph-rsid="00217e20"/>
    </style:style>
    <style:style style:name="T1" style:family="text">
      <style:text-properties officeooo:rsid="001c52e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ar Fellow Americans,</text:p>
      <text:p text:style-name="P2">The British are oppressing us. They're doing many amoral and legally questionable things. </text:p>
      <text:p text:style-name="P2">Beginnning eight years ago, in 1757, the British began drafting us, the colonists, who had done all the fighting ourselves up until now. After all we've given, we're being forced into the ranks. We have no say in the matter! <text:span text:style-name="T1">In addition, they began taking supplies as they liked. They didn't stop to consider that some of us may have just enough to survive. Then, with the Proclamation of 1763, they started to tell us where we could and couldn't live. If we think that we could make a better life for ourselves somewhere, who are they to tell us whether or not we can live there? In 1764, they passed the Sugar Act to make sugar, a wonderful commodity, excessively expensive, and to make us replace it with molasses. Why are they forcing us onto an inferior product which makes us less profit? Our courts are being replaced with British courts, who are biased against us, and make the small-time smugglers of sugar, who only have to be smugglers since sugar is ridiculously expensive (courtesy of the British), have miserable lives. 1765 brought the law that the colonists have to provision and maintain the Army. That was just an extension of one of the original injustices...Now it's legal. Prime Minister Grenville's Stamp Act was the last straw. Taxing something as simple and essential as a will or a deed is criminal, and should be treated as such. We should be able to send letters without having to pay more than postage. We need to protest more loudly than we have ever before against British rule to keep us from getting our money taken from us unfairly</text:span></text:p>
      <text:p text:style-name="P3"/>
      <text:p text:style-name="P3">Indignantly,</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argi-1.2b1" svg:font-family="Gargi-1.2b"/>
    <style:font-face style:name="Arial1" svg:font-family="Arial" style:font-family-generic="swiss"/>
    <style:font-face style:name="Gandhi Sans" svg:font-family="'Gandhi Sans'" style:font-family-generic="swiss"/>
    <style:font-face style:name="Arial" svg:font-family="Arial" style:font-family-generic="swiss" style:font-pitch="variable"/>
    <style:font-face style:name="Gargi-1.2b" svg:font-family="Gargi-1.2b" style:font-family-generic="system" style:font-pitch="variable"/>
    <style:font-face style:name="Source Han Sans J Regular" svg:font-family="'Source Han Sans J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Gandhi Sans" fo:font-size="11pt" fo:language="en" fo:country="US" style:letter-kerning="true" style:font-name-asian="Source Han Sans J Regular" style:font-size-asian="10.5pt" style:language-asian="zh" style:country-asian="CN" style:font-name-complex="Gargi-1.2b"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Gandhi Sans" fo:font-size="11pt" fo:language="en" fo:country="US" style:letter-kerning="true" style:font-name-asian="Source Han Sans J Regular" style:font-size-asian="10.5pt" style:language-asian="zh" style:country-asian="CN" style:font-name-complex="Gargi-1.2b"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ource Han Sans J Regular" style:font-family-asian="'Source Han Sans J Regular'" style:font-family-generic-asian="system" style:font-pitch-asian="variable" style:font-size-asian="14pt" style:font-name-complex="Gargi-1.2b" style:font-family-complex="Gargi-1.2b"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Arial1" fo:font-family="Arial" style:font-family-generic="swiss" fo:font-size="12pt" style:font-size-asian="12pt" style:font-name-complex="Gargi-1.2b1" style:font-family-complex="Gargi-1.2b"/>
    </style:style>
    <style:style style:name="Caption" style:family="paragraph" style:parent-style-name="Standard" style:class="extra">
      <style:paragraph-properties fo:margin-top="0.0835in" fo:margin-bottom="0.0835in" loext:contextual-spacing="false" text:number-lines="false" text:line-number="0"/>
      <style:text-properties style:font-name="Arial1" fo:font-family="Arial" style:font-family-generic="swiss" fo:font-size="12pt" fo:font-style="italic" style:font-size-asian="12pt" style:font-style-asian="italic" style:font-name-complex="Gargi-1.2b1" style:font-family-complex="Gargi-1.2b" style:font-size-complex="12pt" style:font-style-complex="italic"/>
    </style:style>
    <style:style style:name="Index" style:family="paragraph" style:parent-style-name="Standard" style:class="index">
      <style:paragraph-properties text:number-lines="false" text:line-number="0"/>
      <style:text-properties style:font-name="Arial1" fo:font-family="Arial" style:font-family-generic="swiss" fo:font-size="12pt" style:font-size-asian="12pt" style:font-name-complex="Gargi-1.2b1" style:font-family-complex="Gargi-1.2b"/>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0T20:10:21.531457046</meta:creation-date>
    <dc:date>2014-09-10T20:53:15.264798706</dc:date>
    <meta:editing-duration>PT42M50S</meta:editing-duration>
    <meta:editing-cycles>7</meta:editing-cycles>
    <meta:generator>LibreOffice/4.3.1.2$Linux_X86_64 LibreOffice_project/430m0$Build-2</meta:generator>
    <meta:document-statistic meta:table-count="0" meta:image-count="0" meta:object-count="0" meta:page-count="1" meta:paragraph-count="4" meta:word-count="294" meta:character-count="1688" meta:non-whitespace-character-count="1397"/>
  </office:meta>
</office:document-meta>
</file>